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e21" officeooo:paragraph-rsid="0008c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inen harjoi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09:21.059241785</meta:creation-date>
    <dc:date>2015-09-05T11:09:56.728827143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6"/>
    <meta:generator>LibreOffice/4.2.8.2$Linux_X86_64 LibreOffice_project/420m0$Build-2</meta:generator>
  </office:meta>
</office:document-meta>
</file>